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587cm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6.23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48cm" fo:min-width="2.18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1.7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1cm" fo:min-width="3.7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21cm" fo:min-width="1.148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0.358cm"/>
    </style:style>
    <style:style style:name="co1" style:family="table-column">
      <style:table-column-properties style:column-width="1.167cm" style:use-optimal-column-width="false"/>
    </style:style>
    <style:style style:name="co2" style:family="table-column">
      <style:table-column-properties style:column-width="1.163cm" style:use-optimal-column-width="false"/>
    </style:style>
    <style:style style:name="co3" style:family="table-column">
      <style:table-column-properties style:column-width="1.162cm" style:use-optimal-column-width="false"/>
    </style:style>
    <style:style style:name="ro1" style:family="table-row">
      <style:table-row-properties style:row-height="1.08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  <style:text-properties fo:font-size="19pt"/>
    </style:style>
    <style:style style:name="P2" style:family="paragraph">
      <style:text-properties fo:font-size="19pt"/>
    </style:style>
    <style:style style:name="P3" style:family="paragraph">
      <loext:graphic-properties draw:fill="none" draw:fill-color="#ffffff"/>
      <style:text-properties fo:font-size="1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 style:font-size-asian="12pt" style:font-size-complex="12pt"/>
    </style:style>
    <style:style style:name="P16" style:family="paragraph">
      <loext:graphic-properties draw:fill="none"/>
    </style:style>
    <style:style style:name="T1" style:family="text">
      <style:text-properties fo:font-size="1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6.992cm" svg:height="1.082cm" svg:x="7.233cm" svg:y="1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Z</text:p>
              </table:table-cell>
              <table:table-cell>
                <text:p text:style-name="P1">C</text:p>
              </table:table-cell>
              <table:table-cell>
                <text:p text:style-name="P1">W</text:p>
              </table:table-cell>
              <table:table-cell>
                <text:p text:style-name="P1">Q</text:p>
              </table:table-cell>
              <table:table-cell>
                <text:p text:style-name="P1">L</text:p>
              </table:table-cell>
              <table:table-cell>
                <text:p text:style-name="P1"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391cm" svg:height="1.2cm" svg:x="0.935cm" svg:y="1.535cm">
          <draw:text-box>
            <text:p text:style-name="P2">vec_char</text:p>
          </draw:text-box>
        </draw:frame>
        <draw:line draw:style-name="gr2" draw:text-style-name="P4" draw:layer="layout" svg:x1="6.535cm" svg:y1="2.035cm" svg:x2="4.526cm" svg:y2="2.035cm">
          <text:p/>
        </draw:line>
        <draw:frame draw:style-name="gr3" draw:text-style-name="P3" draw:layer="layout" svg:width="7.567cm" svg:height="1.741cm" svg:x="7.259cm" svg:y="0.635cm">
          <draw:text-box>
            <text:p text:style-name="P2">1 <text:s text:c="4"/>2 <text:s text:c="3"/>3 <text:s text:c="3"/>4 <text:s text:c="3"/>5 <text:s text:c="4"/>6</text:p>
          </draw:text-box>
        </draw:frame>
        <draw:frame draw:style-name="gr1" draw:text-style-name="P3" draw:layer="layout" svg:width="3.391cm" svg:height="1.2cm" svg:x="17.235cm" svg:y="0.635cm">
          <draw:text-box>
            <text:p text:style-name="P2"><text:span text:style-name="T1">Posi</text:span><text:span text:style-name="T1">ción</text:span></text:p>
          </draw:text-box>
        </draw:frame>
        <draw:line draw:style-name="gr2" draw:text-style-name="P4" draw:layer="layout" svg:x1="16.844cm" svg:y1="1.135cm" svg:x2="14.835cm" svg:y2="1.135cm">
          <text:p/>
        </draw:line>
        <draw:custom-shape draw:style-name="gr4" draw:text-style-name="P6" xml:id="id2" draw:id="id2" draw:layer="layout" svg:width="5.473cm" svg:height="3.7cm" svg:x="2.563cm" svg:y="4.235cm">
          <text:p text:style-name="P5"><text:span text:style-name="T2"><text:s/></text:span><text:span text:style-name="T2">1.- i = Z</text:span></text:p>
          <text:p text:style-name="P5"><text:span text:style-name="T2">2.- i = C</text:span></text:p>
          <text:p text:style-name="P5"><text:span text:style-name="T2">3.- i = W</text:span></text:p>
          <text:p text:style-name="P5"><text:span text:style-name="T2">4.- i = Q</text:span></text:p>
          <text:p text:style-name="P5"><text:span text:style-name="T2">5.- i = L</text:span></text:p>
          <text:p text:style-name="P5"><text:span text:style-name="T2">6.- i = 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xml:id="id4" draw:id="id4" draw:layer="layout" svg:width="2.3cm" svg:height="1.123cm" svg:x="8.677cm" svg:y="10.112cm">
          <text:p text:style-name="P7"><text:span text:style-name="T3">Salida del</text:span></text:p>
          <text:p text:style-name="P7"><text:span text:style-name="T3"><text:s/></text:span><text:span text:style-name="T3">bucle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4.3cm" svg:height="0.963cm" svg:x="3.135cm" svg:y="9.835cm">
          <text:p text:style-name="P9"><text:span text:style-name="T4"><text:s/></text:span><text:span text:style-name="T4">print(paste(“la letra es”, 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line-skew="-0.5cm" svg:x1="3.135cm" svg:y1="10.316cm" svg:x2="2.563cm" svg:y2="6.085cm" draw:start-shape="id1" draw:start-glue-point="3" draw:end-shape="id2" draw:end-glue-point="5" svg:d="M3135 10316h-1600v-4231h1028" svg:viewBox="0 0 1601 4232">
          <text:p/>
        </draw:connector>
        <draw:custom-shape draw:style-name="gr8" draw:text-style-name="P8" xml:id="id3" draw:id="id3" draw:layer="layout" svg:width="1.7cm" svg:height="0.523cm" svg:x="8.977cm" svg:y="8.035cm">
          <text:p text:style-name="P7"><text:span text:style-name="T3">TRUE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9.827cm" svg:y1="8.558cm" svg:x2="9.827cm" svg:y2="10.112cm" draw:start-shape="id3" draw:start-glue-point="2" draw:end-shape="id4" draw:end-glue-point="0" svg:d="M9827 8558v1554" svg:viewBox="0 0 1 1555">
          <text:p/>
        </draw:connector>
        <draw:connector draw:style-name="gr7" draw:text-style-name="P9" draw:layer="layout" svg:x1="8.036cm" svg:y1="6.085cm" svg:x2="9.827cm" svg:y2="8.035cm" draw:start-shape="id2" draw:start-glue-point="7" draw:end-shape="id3" draw:end-glue-point="0" svg:d="M8036 6085h1791v1950" svg:viewBox="0 0 1792 1951">
          <text:p/>
        </draw:connector>
        <draw:custom-shape draw:style-name="gr8" draw:text-style-name="P8" xml:id="id5" draw:id="id5" draw:layer="layout" svg:width="1.7cm" svg:height="0.523cm" svg:x="4.449cm" svg:y="8.635cm">
          <text:p text:style-name="P7"><text:span text:style-name="T3">FALSE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.3cm" svg:y1="7.935cm" svg:x2="5.299cm" svg:y2="8.635cm" draw:start-shape="id2" draw:start-glue-point="6" draw:end-shape="id5" draw:end-glue-point="0" svg:d="M5300 7935v350h-1v350" svg:viewBox="0 0 2 701">
          <text:p/>
        </draw:connector>
        <draw:connector draw:style-name="gr7" draw:text-style-name="P9" draw:layer="layout" svg:x1="5.299cm" svg:y1="9.158cm" svg:x2="5.285cm" svg:y2="9.835cm" draw:start-shape="id5" draw:start-glue-point="2" draw:end-shape="id1" draw:end-glue-point="0" svg:d="M5299 9158v338h-14v339" svg:viewBox="0 0 15 678">
          <text:p/>
        </draw:connector>
        <draw:connector draw:style-name="gr9" draw:text-style-name="P9" draw:layer="layout" draw:line-skew="-0.355cm" svg:x1="5.3cm" svg:y1="4.235cm" svg:x2="5.295cm" svg:y2="3.072cm" draw:start-shape="id2" draw:start-glue-point="4" svg:d="M5300 4235v-1200h-5v37" svg:viewBox="0 0 6 1201">
          <text:p/>
        </draw:connector>
        <draw:connector draw:style-name="gr10" draw:text-style-name="P9" draw:layer="layout" svg:x1="5.295cm" svg:y1="3.468cm" svg:x2="6.235cm" svg:y2="3.468cm" svg:d="M5295 3468h940" svg:viewBox="0 0 941 1">
          <text:p/>
        </draw:connector>
        <draw:frame draw:style-name="gr11" draw:text-style-name="P13" draw:layer="layout" svg:width="8.1cm" svg:height="10.575cm" svg:x="12.035cm" svg:y="3.535cm">
          <draw:text-box>
            <text:p text:style-name="P11"><text:span text:style-name="T4"><text:s/></text:span></text:p>
            <text:p text:style-name="P11"><text:span text:style-name="T4">1.- el bucle inicia tomando el 1er elemento del vector (Z) y lo asigna a la variable i. <text:s/></text:span></text:p>
            <text:p text:style-name="P11"><text:span text:style-name="T4">print(paste(“la letra es”, Z)</text:span></text:p>
            <text:p text:style-name="P11"><text:span text:style-name="T4"/></text:p>
            <text:p text:style-name="P12"><text:span text:style-name="T4">2.- el bucle tomando el 2do elemento del vector (C) y lo asigna a la variable i. <text:s/></text:span></text:p>
            <text:p text:style-name="P11"><text:span text:style-name="T4">print(paste(“la letra es”, C)</text:span></text:p>
            <text:p text:style-name="P11"><text:span text:style-name="T4"/></text:p>
            <text:p text:style-name="P12"><text:span text:style-name="T4">3.- el bucle tomando el 3er elemento del vector (W) y lo asigna a la variable i. <text:s/></text:span></text:p>
            <text:p text:style-name="P11"><text:span text:style-name="T4">print(paste(“la letra es”, W)</text:span></text:p>
            <text:p text:style-name="P11"><text:span text:style-name="T4"/></text:p>
            <text:p text:style-name="P12"><text:span text:style-name="T4">4.- el bucle tomando el 4to elemento del vector (Q) y lo asigna a la variable i. <text:s/></text:span></text:p>
            <text:p text:style-name="P11"><text:span text:style-name="T4">print(paste(“la letra es”, Q)</text:span></text:p>
            <text:p text:style-name="P12"><text:span text:style-name="T4"/></text:p>
            <text:p text:style-name="P12"><text:span text:style-name="T4">5.- el bucle tomando el 5to elemento del vector (L) y lo asigna a la variable i. <text:s/></text:span></text:p>
            <text:p text:style-name="P11"><text:span text:style-name="T4">print(paste(“la letra es”, L)</text:span></text:p>
            <text:p text:style-name="P11"><text:span text:style-name="T4"/></text:p>
            <text:p text:style-name="P12"><text:span text:style-name="T4">6.- el bucle tomando el 6to elemento del vector (B) y lo asigna a la variable i. <text:s/></text:span></text:p>
            <text:p text:style-name="P11"><text:span text:style-name="T4">print(paste(“la letra es”, B)</text:span></text:p>
            <text:p text:style-name="P11"><text:span text:style-name="T4"/></text:p>
            <text:p text:style-name="P11"><text:span text:style-name="T4">Se termina el bucle ya que el largo del vector es 6 y no hay mas elemento para continuar.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12" draw:text-style-name="P15" xml:id="id6" draw:id="id6" draw:layer="layout" svg:width="3.076cm" svg:height="2.615cm" svg:x="3.735cm" svg:y="11.435cm">
          <draw:text-box>
            <text:p text:style-name="P14"><text:span text:style-name="T5">1.- La letra es Z</text:span></text:p>
            <text:p text:style-name="P14"><text:span text:style-name="T6">2.- </text:span><text:span text:style-name="T7">La letra es C</text:span></text:p>
            <text:p text:style-name="P14"><text:span text:style-name="T7">3.- La letra es W</text:span></text:p>
            <text:p text:style-name="P14"><text:span text:style-name="T7">4.- La letra es Q</text:span></text:p>
            <text:p text:style-name="P14"><text:span text:style-name="T7">5.- La letra es L</text:span></text:p>
            <text:p text:style-name="P14"><text:span text:style-name="T7">6.- La letra es B</text:span></text:p>
          </draw:text-box>
        </draw:frame>
        <draw:connector draw:style-name="gr7" draw:text-style-name="P9" draw:layer="layout" svg:x1="5.285cm" svg:y1="10.798cm" svg:x2="5.273cm" svg:y2="11.435cm" draw:start-shape="id1" draw:start-glue-point="2" draw:end-shape="id6" draw:end-glue-point="0" svg:d="M5285 10798v332h-12v305" svg:viewBox="0 0 13 638">
          <text:p/>
        </draw:connector>
        <draw:frame draw:style-name="gr13" draw:text-style-name="P16" draw:layer="layout" svg:width="2.31cm" svg:height="0.608cm" svg:x="6.135cm" svg:y="3.127cm">
          <draw:text-box>
            <text:p><text:span text:style-name="T4">i = vec_ch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15:06:47.482879293</meta:creation-date>
    <dc:date>2020-11-24T16:15:31.036823634</dc:date>
    <meta:editing-duration>PT31M42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